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text-properties fo:color="#343434" style:font-name="arial" fo:font-size="11pt" style:font-size-asian="11pt" style:font-name-complex="Lucida Grande" style:font-size-complex="11pt"/>
    </style:style>
    <style:style style:name="P5" style:family="paragraph" style:parent-style-name="Standard">
      <style:text-properties style:text-position="0% 100%" style:font-name="Arial" fo:font-size="12pt" style:font-size-asian="12pt" style:font-name-complex="Arial1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No_20_Spacing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text-properties style:text-position="0% 100%" style:font-name="Arial" fo:font-size="12pt" style:font-size-asian="12pt" style:font-name-complex="Arial1" style:font-size-complex="12pt"/>
    </style:style>
    <style:style style:name="P12" style:family="paragraph" style:parent-style-name="No_20_Spacing" style:master-page-name="Standard">
      <style:paragraph-properties fo:text-align="center" style:justify-single-word="false" style:page-number="auto"/>
      <style:text-properties style:font-name="Arial" fo:font-size="12pt" style:font-size-asian="12pt" style:font-name-complex="Arial1" style:font-size-complex="12pt"/>
    </style:style>
    <style:style style:name="P13" style:family="paragraph" style:parent-style-name="No_20_Spacing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2pt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daption of Usage Management to Include Security Policy Enforcement</text:p>
      <text:p text:style-name="P7">Progress Report</text:p>
      <text:p text:style-name="P7">By: Edward Nava, Viswanath Nandina, Jose Marcio Luna</text:p>
      <text:p text:style-name="P7">22 June 2012</text:p>
      <text:p text:style-name="P7"/>
      <text:p text:style-name="P1">Introduction</text:p>
      <text:p text:style-name="P2">Our initial research has considered both the conceptual idea of how to implement policy-based controls to assure proper use of varying information sensitivity levels on <text:s/>cloud computing systems, and the general characteristics of cloud computing systems themselves. <text:s/>Now, we begin the exploration of how to “label” information and categorize the information systems in order to provide a basis for the control decisions. <text:s/></text:p>
      <text:p text:style-name="P2">As we develop an automatic policy-based control for a cloud computing application, we must consider how the computing environment has changed. <text:s/>In early days of computing, a machine was used to solve large numerical problems; operation in a centralized facility was either in a batch or a time share mode. <text:s/>Machines could be accessed remotely using modems. <text:s/>Later, as technology prices dropped, the general use case model was that users had their own individual machines. <text:s/>Network technology was adopted to share resources, such as printers, to communicate with other machines, and to share files. <text:s/>Generally, users continued to do computational tasks on their own machines and store data locally. <text:s/>Network technology advances led to the spread of the Internet, where users could now access data using a Web Browser and also post data that others could access, as well. <text:s/>Users continued to use their machines primarily for local computation. </text:p>
      <text:p text:style-name="P2">Meanwhile, for large scale computing tasks, high performance computers continue to be developed and used extensively. <text:s/>Processor designers are reaching feature size and heat dissipation limits that have led to the development of multi-core processors. <text:s/>For <text:s/>high performance computing applications, designers are developing the massively parallel computers. <text:s text:c="2"/>For some applications, these development activities continue, but there is a subtle shift in how the general computer user <text:s/>is using today’s technology.</text:p>
      <text:p text:style-name="P2">Widespread availability of high speed networks and evolution of Internet technologies has led to a new operating model. <text:s/>Early Web sites used static HTML to display data. <text:s/>Today's web sites offer users the ability to share data and collaborate on-line. <text:s/>In fact, new technologies provide applications that are executed on remote machines. <text:s/>As technologies evolve, the user's machine is beginning to resemble the terminal used on the centralized computer systems of the past, albeit with considerable richer user interfaces. <text:s/></text:p>
      <text:p text:style-name="P2"/>
      <text:p text:style-name="P1"><text:soft-page-break/>Security Categorization</text:p>
      <text:p text:style-name="P2">A first step to consider is how to “label” resources in order to implement policy based controls. <text:s/>In response to the E-Government Act of 2002, specifically Title III, the Federal Information Security Management Act of 2002 (FISMA), NIST generated standards for the security classification of Federal Information and Information Systems [1]. <text:s/>The classifications shown below could be encoded into a format that could be combined with the usage management information already being used. <text:s/>While certain Federal systems are not covered by this standard, the general classification approach is still highly relevant and could be used for them, as well.</text:p>
      <text:p text:style-name="P2">The security objectives for both the information and the information systems are: <text:span text:style-name="T1">confidentiality</text:span>, <text:span text:style-name="T1">integrity</text:span>, and <text:span text:style-name="T1">availability</text:span>. <text:s/>For both the information and the information systems, the impact of the compromise of each of these objectives is categorized as: <text:span text:style-name="T1">low</text:span> impact, <text:span text:style-name="T1">moderate</text:span> impact, or <text:span text:style-name="T1">high</text:span> impact. <text:s/>A generalized format for expressing an information type security category as follows:</text:p>
      <text:p text:style-name="P3"><text:span text:style-name="T2">SC</text:span><text:span text:style-name="T3">information type</text:span><text:span text:style-name="T4">= {(</text:span><text:span text:style-name="T5">confidentiality</text:span><text:span text:style-name="T4">, </text:span><text:span text:style-name="T6">impact</text:span><text:span text:style-name="T4">),(</text:span><text:span text:style-name="T5">integrity</text:span><text:span text:style-name="T4">, </text:span><text:span text:style-name="T6">impact</text:span><text:span text:style-name="T4">),(</text:span><text:span text:style-name="T5">availability</text:span><text:span text:style-name="T4">, </text:span><text:span text:style-name="T6">impact</text:span><text:span text:style-name="T4">)}</text:span></text:p>
      <text:p text:style-name="P5">Information systems generally process information of various security categories. <text:s/>The potential impact values assigned to the systems must be the highest values from among the security categories of the resident information. <text:s/>Similar to the information type, an information system security category would be specified as follows:</text:p>
      <text:p text:style-name="P3"><text:span text:style-name="T5">SC</text:span><text:span text:style-name="T3">information system</text:span><text:span text:style-name="T4">= {(</text:span><text:span text:style-name="T5">confidentiality</text:span><text:span text:style-name="T4">, </text:span><text:span text:style-name="T6">impact</text:span><text:span text:style-name="T4">),(</text:span><text:span text:style-name="T5">integrity</text:span><text:span text:style-name="T4">, </text:span><text:span text:style-name="T6">impact</text:span><text:span text:style-name="T4">),(</text:span><text:span text:style-name="T5">availability</text:span><text:span text:style-name="T4">, </text:span><text:span text:style-name="T6">impact</text:span><text:span text:style-name="T4">)}</text:span></text:p>
      <text:p text:style-name="P5">An overall system category is the high water mark value of the three individual objectives. <text:s/>For example, a system with moderate impact for confidentiality and low impact for both integrity and availability is given an overall rating as a moderate impact system.</text:p>
      <text:p text:style-name="P5">A security policy-based control system could contain a table with information system security category information that would be used as a basis for allowing or not allowing a operation on an individual cloud computing system.</text:p>
      <text:p text:style-name="P2"><text:span text:style-name="T4">For the information systems themselves, there are several guidance documents which specify the minimum security requirements and controls that are specifically required for each category of information system [2,3]. <text:s/></text:span><text:span text:style-name="T7">Our research will based on the assumption that the security category of each cloud computing system has already been established and is verified on a regular basis by US Government user agencies. <text:s/>We will use the established categories in our automatic control system as a basis for control decisions.</text:span></text:p>
      <text:p text:style-name="P2"><text:span text:style-name="T7"/></text:p>
      <text:p text:style-name="P1"><text:soft-page-break/>Encoding Policy Information</text:p>
      <text:p text:style-name="P2">As part of the goal of implementing an automatic policy-based control system, one of the issues to deal with is how to attach policy information to information and web resources. <text:s/>The World Wide Web Consortium (W3C) is pushing Semantic Web standards that will add machine-readable metadata which enables a machine to perform tasks on behalf of the user [4,5]. <text:s text:c="2"/>The Resource Description Framework (RDF) is a general method used for describing the information and interchanges; the Extensible Markup Language (XML) is one language which can be used to represent the RDF descriptions (RDF/XML). <text:s text:c="2"/>In addition to representing information about information on the Web, RDF can also be used to include information about resources that can be identified on the Web with a Uniform Resource Identifier (URI) [6]. <text:s text:c="2"/>RDF/XML is one option for representing security category information of information and Web resources.</text:p>
      <text:p text:style-name="P2">As part of the NIST Cloud Computing Program, NIST has published Guidelines on Security and Privacy in Cloud Computing [7]. <text:s text:c="2"/>In the area of Identity and Access Management, the use of the Security Assertion Markup Language (SAML) for user identification is suggested. <text:s/>With SAML, users are authenticated by an identity provider and with cooperating domains, a user can use a single sign on (SSO) to access multiple systems. <text:s/>Similarly, the XML-based Extensible Access Control Markup Language (XACML) can be used to state policies that can be used to form access control decisions. <text:s/>When a resource access is attempted, a Policy Enforcement Point (PEP) and Policy Decision Point (PDP) will evaluate the policies and attributes to allow or deny the request. <text:s/>Because it is a standard means of expressing security policy for large enterprises, XACML might be a valuable element of an automatic policy-based control system for for cloud computing systems. </text:p>
      <text:p text:style-name="P2">Both RDF/XML and XACML are XML-based, so we will emphasize the XML aspects of the policy definition at this time. <text:s/>The specific use of either RDF or XACML will be determined after more study of the available tools. <text:s/>The general use case details are given below.</text:p>
      <text:p text:style-name="P1">Virtual Machine Control</text:p>
      <text:p text:style-name="P2">Our objective is to develop an automatic policy-based control system for application in cloud computing environments. <text:s/>In addition to the control system design itself, we must consider how a cloud computing system can be controlled. <text:s/>Cloud computing systems are intended to provide elastic computing capabilities; resources can be added or deleted as needed to meet the computational needs of the user.</text:p>
      <text:p text:style-name="P2">Cloud computing systems provide two means of scaling, vertical or horizontal [8]. <text:s/>When a virtual machine is instantiated, the resources allocated can be adjusted to provide <text:soft-page-break/>machines of varying computational capability. <text:s/>These capabilities are stated in EC2 compute units (ECUs), so a small VM instance would be 1 ECU and a large VM instance would be 8 or more ECUs [9]. <text:s/>With vertical scaling, a control system would move an application from one size of a VM to another size VM, as appropriate. <text:s/>In addition, vertical scaling is the simplest approach when considering the application software, as no modifications are needed to it to accommodate the use of different capability VMs. <text:s/>This is analogous to running application software on machines with different clock speeds and memory sizes; the application will execute faster on the more capable machines.</text:p>
      <text:p text:style-name="P2">Horizontal scaling is the use of parallel VMs on a computational task. <text:s/>This approach is well suited for applications where parallel operation can be easily accommodated. <text:s/>For example, a web server that provides users with information and handles each user completely independently; any information written by a user does not have to be shared with any other users. <text:s/>In other words, the application software lends itself to completely parallel operation with minimal modification. <text:s/>For some applications, horizontal scaling requires extensive modification of the software to effectively use the parallel computational capability.</text:p>
      <text:p text:style-name="P2">Both scaling modes are very useful. <text:s/>For a typical computationally intensive application, it might be reasonable to consider vertical control. <text:s/>This would be easy from the application software perspective, as it would not require any software modifications. <text:s text:c="4"/>Live migration of virtual machines from one machine to another can be done in a transparent manner and the capability is routinely used today [10, 11]. <text:s/>Ideally, it would be possible to migrate an application between VMs with different ECUs. <text:s/>For applications that easily support parallel operation, horizontal control is appropriate.</text:p>
      <text:p text:style-name="P1">Virtual Machine Control Considerations</text:p>
      <text:p text:style-name="P5">As noted above, early computer users were concerned with computational tasks that would be executed on a single processor; a faster processor would result in quicker completion of the task. <text:s/>Considering the two methods of controlling a cloud computing system, vertical control would be equivalent to selecting a processor with desired speed to accomplish the task.</text:p>
      <text:p text:style-name="P5">As we have explored the existing capabilities of Amazon AWS and the equivalent eucalyptus system, we have found that there is no user capability to do a live migration of a virtual machine from one size instance to another. <text:s/>Virtual machine implementations, such as Vmware and xen, have tools to do a live migration of a virtual machine image from one server to another. <text:s/>However EC2 compliant cloud computer users are not provided with this capability. <text:s/>(The cloud providers do have this capability.) <text:s/>On considering the issue further, migrating a live virtual machine image from one size <text:soft-page-break/>instance to another does not seem feasible without restarting the system as the guest operating system would need to reconfigure page tables, memory maps, etc. in order to operate in a different size instance. <text:s/>For example, consider the case of moving from a large instance to a small instance; page tables and memory maps would refer to non-existent memory locations and the operating system would crash once operation resumed in the new instance.</text:p>
      <text:p text:style-name="P5">Horizontal control is the fundamental means that cloud users are provided to scale their applications. <text:s/>For additional computational capability, additional virtual machines can be started as needed. <text:s/>Considering that many applications are actually web applications, such as servers, then the notion of adding additional VMs to accommodate additional users makes sense. <text:s/>Vertical control is still a an option for a single computational task, but the selection of instance size is done before the image begins execution. <text:s/></text:p>
      <text:p text:style-name="P1">Why XML?</text:p>
      <text:p text:style-name="P2">Early web pages used static HTML for data display. <text:s/>The development of web services has led to the use of XML for data transport and storage. <text:s/>XML is flexible and users can define custom tags, as necessary for their needs. <text:s/>XML is a platform independent language and there are numerous tools to read and write XML in various languages. <text:s/>SAML and XACML are both XML based, thus illustrating both the power and flexibility of using XML.</text:p>
      <text:p text:style-name="P2">For initial experimentation and demonstration purposes, we can use tables or a rudimentary data base to store the data and resource security categories. <text:s/>We can then use software to define and implement a policy-based decision control system. <text:s/>Ultimately, we will need a more standardized approach and XACML appears to be a good candidate method.</text:p>
      <text:p text:style-name="P2"><text:span text:style-name="T2">System Use Case</text:span></text:p>
      <text:p text:style-name="P2">Previously, we described the general concepts for an automatic policy-based control system and now we must begin to consider the system details at a lower level of abstraction. </text:p>
      <text:p text:style-name="P2">First, an administrator must assign security category ratings to <text:s/>each cloud computing system, using a tool that will store the information in a machine-readable form. <text:s/>(XACML will be a good candidate means of doing this.) <text:s/>Then, the system will require that each resource has a Policy Enforcement Point (PEP) that will either provide or deny access, based on guidance provided by a Policy Determination Point (PDP). <text:s text:c="2"/>(The concept of policy enforcement points is already widely used; for example a file system examines either an access control list or permissions associated with each file before allowing a user to access a file.) <text:s/>The PDP will be implemented with a trusted computing element <text:soft-page-break/>that uses the assigned security category ratings of the resources and users in question to make the determination of whether or not the access should be permitted. <text:s/>In the absence of security category information, we will follow the time tested security practices of “failing safe” and prohibiting operations unless they are specifically approved [12].</text:p>
      <text:p text:style-name="P2">To make the system adaptable to changing security conditions, our trusted computing element will have the ability to modify security category ratings, and or policies, as necessary. <text:s/>This adaptive capability must have extra authorization mechanisms to ensure that the ability to change security category ratings is carefully protected.</text:p>
      <text:p text:style-name="P2">All system operations assume that users will be authenticated and that a public/private key infrastructure can be used for both security and data authentication purposes.</text:p>
      <text:p text:style-name="P1">Implementation Experiments</text:p>
      <text:p text:style-name="P2">In order to provide a basis for conducting control system experiments, we are currently exploring means to add varying computational loads to VMs on our Eucalyptus system. <text:s/>Our objective is to extract VM usage parameters that can be used in a control system to determine when to migrate the application to a different VM with either greater or less computational capability, as appropriate. <text:s/>Currently, we are using hybridfox to instantiate VMs and then connecting to the VMs to download and execute application software. <text:s/>Later, we will use the EC2 application program interfaces and write custom software to control them. <text:s text:c="2"/>Because of the eucalyptus system's software compatibility with Amazon's Web Services, we will be able to use the two systems to conduct multi-cloud computing system experiments.</text:p>
      <text:p text:style-name="P2"/>
      <text:p text:style-name="P1">Summary and Future Efforts:</text:p>
      <text:p text:style-name="P2">To date, our efforts have been focused on learning about cloud computing technologies with an intent of applying the knowledge to take the conceptual ideal of policy-based control to a real implementation. <text:s/>In order to be consistent with the Government community, we have done an extensive review of the NIST cloud computing program documentation. <text:s/>We have also explored standards that were developed for web services application (SAML and XACML), with the intent of leveraging them as appropriate.</text:p>
      <text:p text:style-name="P2">Our implementation must use existing cloud computing infrastructure in order to be a viable solution, so our near term objective will be to develop experience with the EC2 Application Programming Interfaces (APIs). <text:s/>We will use the APIs to begin <text:soft-page-break/>implementation of the first iteration of an automatic control system using the eucalyptus system in our lab.</text:p>
      <text:p text:style-name="P2">Security Policies are fundamental elements in our control system and our next objective will be to explore which open source tools might lend themselves to the development of a prototype system to codify them. <text:s/>We will begin the process of developing security policies in XACML along with routines that will be used in a Policy Determination Point. <text:s/>At sometime in the future, we will explore how to dynamically change the security policies and security categories of the resources and users.</text:p>
      <text:p text:style-name="P4"><text:span text:style-name="T9">Our goal is to extend existing usage management capabilities to the cloud computing environment and implement a policy-based control system. <text:s/>We are porting the existing usage management software to our eucalyptus cloud controller in order to provide a foundation on which we will build our control system. <text:s/>We are also examining cloud monitoring applications, such as cloudwatch and zend, that will provide VM monitoring capabilities that will be essential for control.</text:span></text:p>
      <text:p text:style-name="P6"/>
      <text:p text:style-name="P8">References:</text:p>
      <text:p text:style-name="Standard"/>
      <text:p text:style-name="Standard">[1]<text:tab/> “Standards for Security Categorization of Federal Information and Information Systems”, FIPS PUB 199, National Institute of Standards and Technology, <text:s/>Feb 2004.</text:p>
      <text:p text:style-name="Standard">[2].<text:tab/>“Minimum Security Requirements for Federal Information and Information Systems”, FIPS PUB 200, National Institute of Standards and Technology, <text:s/>Mar 2006.</text:p>
      <text:p text:style-name="Standard">[3].<text:tab/>“Recommended Security Controls for Federal Information and Information Systems”, NIST Special Publication 800-53 Revision 3, Aug 2009.</text:p>
      <text:p text:style-name="Standard">[4].<text:tab/><text:a xlink:type="simple" xlink:href="http://www.w3.org/standards/semanticweb/">http://www.w3.org/standards/semanticweb/</text:a></text:p>
      <text:p text:style-name="Standard">[5].<text:tab/><text:a xlink:type="simple" xlink:href="http://en.wikipedia.org/wiki/Semantic_Web">http://en.wikipedia.org/wiki/Semantic_Web</text:a></text:p>
      <text:p text:style-name="Standard">[6].<text:tab/><text:a xlink:type="simple" xlink:href="http://www.w3.org/TR/2004/REC-rdf-primer-20040210/">http://www.w3.org/TR/2004/REC-rdf-primer-20040210/</text:a></text:p>
      <text:p text:style-name="Standard">[7].<text:tab/>Jansen, W., Grance, T., “Guidelines on Security and Privacy in Public Cloud Computing”, NIST Special Publication 800-144, Dec 2011.</text:p>
      <text:p text:style-name="Standard">[8].<text:tab/>Rhoton, J., Haukioja, R., “Cloud Computing Architected”, Recursive Press, 2011.</text:p>
      <text:p text:style-name="Standard">[9.]<text:tab/>Murty, J., “Programming Amazon Web Services”, O'Reilly Media Corp, Sebastopol, CA., 2008.</text:p>
      <text:p text:style-name="Standard">[10]<text:tab/>Clark, C., et. al., “Live Migration of Virtual Machines”, NSDI'05: 2<text:span text:style-name="T8">nd</text:span> Symposium on Networked Systems Design &amp; Implementation, 2005, p273-286.</text:p>
      <text:p text:style-name="Standard">[11].<text:tab/>http://www.vmware.com/products/vmotion/overview.html</text:p>
      <text:p text:style-name="Standard">[12] <text:tab/>Saltzer, J.H., Shcroeder, M.D., “The Protection of Information in Computer <text:s/>Systems”, Proceedings of the IEEE, Vol. 63., No. 9, Sept 1975, p1278 -13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hatch draw:name="Hatching_20_10" draw:display-name="Hatching 10" draw:style="single" draw:color="#808080" draw:distance="0.0043in" draw:rotation="0"/>
    <draw:hatch draw:name="Hatching_20_11" draw:display-name="Hatching 11" draw:style="single" draw:color="#808080" draw:distance="0.0043in" draw:rotation="0"/>
    <draw:hatch draw:name="Hatching_20_12" draw:display-name="Hatching 12" draw:style="single" draw:color="#808080" draw:distance="0.0043in" draw:rotation="0"/>
    <draw:hatch draw:name="Hatching_20_13" draw:display-name="Hatching 13" draw:style="single" draw:color="#808080" draw:distance="0.0043in" draw:rotation="0"/>
    <draw:hatch draw:name="Hatching_20_14" draw:display-name="Hatching 14" draw:style="single" draw:color="#808080" draw:distance="0.0043in" draw:rotation="0"/>
    <draw:hatch draw:name="Hatching_20_15" draw:display-name="Hatching 15" draw:style="single" draw:color="#808080" draw:distance="0.0043in" draw:rotation="0"/>
    <draw:hatch draw:name="Hatching_20_16" draw:display-name="Hatching 16" draw:style="single" draw:color="#808080" draw:distance="0.0043in" draw:rotation="0"/>
    <draw:hatch draw:name="Hatching_20_17" draw:display-name="Hatching 17" draw:style="single" draw:color="#808080" draw:distance="0.0043in" draw:rotation="0"/>
    <draw:hatch draw:name="Hatching_20_18" draw:display-name="Hatching 18" draw:style="single" draw:color="#808080" draw:distance="0.0043in" draw:rotation="0"/>
    <draw:hatch draw:name="Hatching_20_19" draw:display-name="Hatching 19" draw:style="single" draw:color="#808080" draw:distance="0.0043in" draw:rotation="0"/>
    <draw:hatch draw:name="Hatching_20_2" draw:display-name="Hatching 2" draw:style="single" draw:color="#808080" draw:distance="0.0043in" draw:rotation="0"/>
    <draw:hatch draw:name="Hatching_20_20" draw:display-name="Hatching 20" draw:style="single" draw:color="#808080" draw:distance="0.0043in" draw:rotation="0"/>
    <draw:hatch draw:name="Hatching_20_21" draw:display-name="Hatching 21" draw:style="single" draw:color="#808080" draw:distance="0.0043in" draw:rotation="0"/>
    <draw:hatch draw:name="Hatching_20_22" draw:display-name="Hatching 22" draw:style="single" draw:color="#808080" draw:distance="0.0043in" draw:rotation="0"/>
    <draw:hatch draw:name="Hatching_20_23" draw:display-name="Hatching 23" draw:style="single" draw:color="#808080" draw:distance="0.0043in" draw:rotation="0"/>
    <draw:hatch draw:name="Hatching_20_24" draw:display-name="Hatching 24" draw:style="single" draw:color="#808080" draw:distance="0.0043in" draw:rotation="0"/>
    <draw:hatch draw:name="Hatching_20_25" draw:display-name="Hatching 25" draw:style="single" draw:color="#808080" draw:distance="0.0043in" draw:rotation="0"/>
    <draw:hatch draw:name="Hatching_20_26" draw:display-name="Hatching 26" draw:style="single" draw:color="#808080" draw:distance="0.0043in" draw:rotation="0"/>
    <draw:hatch draw:name="Hatching_20_27" draw:display-name="Hatching 27" draw:style="single" draw:color="#808080" draw:distance="0.0043in" draw:rotation="0"/>
    <draw:hatch draw:name="Hatching_20_28" draw:display-name="Hatching 28" draw:style="single" draw:color="#808080" draw:distance="0.0043in" draw:rotation="0"/>
    <draw:hatch draw:name="Hatching_20_29" draw:display-name="Hatching 29" draw:style="single" draw:color="#808080" draw:distance="0.0043in" draw:rotation="0"/>
    <draw:hatch draw:name="Hatching_20_3" draw:display-name="Hatching 3" draw:style="single" draw:color="#808080" draw:distance="0.0043in" draw:rotation="0"/>
    <draw:hatch draw:name="Hatching_20_30" draw:display-name="Hatching 30" draw:style="single" draw:color="#808080" draw:distance="0.0043in" draw:rotation="0"/>
    <draw:hatch draw:name="Hatching_20_31" draw:display-name="Hatching 31" draw:style="single" draw:color="#808080" draw:distance="0.0043in" draw:rotation="0"/>
    <draw:hatch draw:name="Hatching_20_32" draw:display-name="Hatching 32" draw:style="single" draw:color="#808080" draw:distance="0.0043in" draw:rotation="0"/>
    <draw:hatch draw:name="Hatching_20_33" draw:display-name="Hatching 33" draw:style="single" draw:color="#808080" draw:distance="0.0043in" draw:rotation="0"/>
    <draw:hatch draw:name="Hatching_20_34" draw:display-name="Hatching 34" draw:style="single" draw:color="#808080" draw:distance="0.0043in" draw:rotation="0"/>
    <draw:hatch draw:name="Hatching_20_35" draw:display-name="Hatching 35" draw:style="single" draw:color="#808080" draw:distance="0.0043in" draw:rotation="0"/>
    <draw:hatch draw:name="Hatching_20_36" draw:display-name="Hatching 36" draw:style="single" draw:color="#808080" draw:distance="0.0043in" draw:rotation="0"/>
    <draw:hatch draw:name="Hatching_20_37" draw:display-name="Hatching 37" draw:style="single" draw:color="#808080" draw:distance="0.0043in" draw:rotation="0"/>
    <draw:hatch draw:name="Hatching_20_38" draw:display-name="Hatching 38" draw:style="single" draw:color="#808080" draw:distance="0.0043in" draw:rotation="0"/>
    <draw:hatch draw:name="Hatching_20_4" draw:display-name="Hatching 4" draw:style="single" draw:color="#808080" draw:distance="0.0043in" draw:rotation="0"/>
    <draw:hatch draw:name="Hatching_20_5" draw:display-name="Hatching 5" draw:style="single" draw:color="#808080" draw:distance="0.0043in" draw:rotation="0"/>
    <draw:hatch draw:name="Hatching_20_6" draw:display-name="Hatching 6" draw:style="single" draw:color="#808080" draw:distance="0.0043in" draw:rotation="0"/>
    <draw:hatch draw:name="Hatching_20_7" draw:display-name="Hatching 7" draw:style="single" draw:color="#808080" draw:distance="0.0043in" draw:rotation="0"/>
    <draw:hatch draw:name="Hatching_20_8" draw:display-name="Hatching 8" draw:style="single" draw:color="#808080" draw:distance="0.0043in" draw:rotation="0"/>
    <draw:hatch draw:name="Hatching_20_9" draw:display-name="Hatching 9" draw:style="single" draw:color="#80808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font-size-complex="11pt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nava</meta:initial-creator>
    <meta:editing-cycles>21</meta:editing-cycles>
    <meta:creation-date>2012-04-30T18:10:00</meta:creation-date>
    <dc:date>2012-06-29T16:47:23</dc:date>
    <meta:editing-duration>PT11H32M50S</meta:editing-duration>
    <meta:generator>LibreOffice/3.4$Linux LibreOffice_project/340m1$Build-1505</meta:generator>
    <meta:document-statistic meta:table-count="0" meta:image-count="0" meta:object-count="0" meta:page-count="8" meta:paragraph-count="59" meta:word-count="2754" meta:character-count="18252" meta:non-whitespace-character-count="154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